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eca0" officeooo:paragraph-rsid="0003eca0"/>
    </style:style>
    <style:style style:name="P2" style:family="paragraph" style:parent-style-name="Standard">
      <style:text-properties officeooo:rsid="0003eca0" officeooo:paragraph-rsid="00061963"/>
    </style:style>
    <style:style style:name="P3" style:family="paragraph" style:parent-style-name="Standard">
      <style:text-properties fo:language="fr" fo:country="FR" officeooo:rsid="001454f5" officeooo:paragraph-rsid="0003eca0" style:language-asian="zxx" style:country-asian="none" style:language-complex="zxx" style:country-complex="none"/>
    </style:style>
    <style:style style:name="P4" style:family="paragraph" style:parent-style-name="Standard">
      <style:text-properties fo:language="fr" fo:country="FR" officeooo:rsid="000737fb" officeooo:paragraph-rsid="000737fb" style:language-asian="zxx" style:country-asian="none" style:language-complex="zxx" style:country-complex="none"/>
    </style:style>
    <style:style style:name="P5" style:family="paragraph" style:parent-style-name="Standard" style:list-style-name="L1">
      <style:text-properties fo:language="fr" fo:country="FR" officeooo:rsid="000737fb" officeooo:paragraph-rsid="000737fb" style:language-asian="zxx" style:country-asian="none" style:language-complex="zxx" style:country-complex="none"/>
    </style:style>
    <style:style style:name="T1" style:family="text">
      <style:text-properties fo:language="fr" fo:country="FR" officeooo:rsid="001454f5" style:language-asian="zxx" style:country-asian="none" style:language-complex="zxx" style:country-complex="none"/>
    </style:style>
    <style:style style:name="T2" style:family="text">
      <style:text-properties fo:language="fr" fo:country="FR" officeooo:rsid="00047280" style:language-asian="zxx" style:country-asian="none" style:language-complex="zxx" style:country-complex="none"/>
    </style:style>
    <style:style style:name="T3" style:family="text">
      <style:text-properties fo:language="fr" fo:country="FR" officeooo:rsid="000c2f41" style:language-asian="zxx" style:country-asian="none" style:language-complex="zxx" style:country-complex="none"/>
    </style:style>
    <style:style style:name="T4" style:family="text">
      <style:text-properties fo:language="fr" fo:country="FR" officeooo:rsid="00061963" style:language-asian="zxx" style:country-asian="none" style:language-complex="zxx" style:country-complex="none"/>
    </style:style>
    <style:style style:name="T5" style:family="text">
      <style:text-properties officeooo:rsid="00047280"/>
    </style:style>
    <style:style style:name="T6" style:family="text">
      <style:text-properties officeooo:rsid="00061963"/>
    </style:style>
    <style:style style:name="T7" style:family="text">
      <style:text-properties officeooo:rsid="000737f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portrait: </text:p>
      <text:p text:style-name="P1"><text:span text:style-name="T1"/></text:p>
      <text:p text:style-name="P2"><text:span text:style-name="T1">Titre : </text:span><text:span text:style-name="T2"><text:s/></text:span><text:span text:style-name="T4">Porsche</text:span><text:span text:style-name="T3"> 992 <text:s/>GT3RS</text:span></text:p>
      <text:p text:style-name="P3">Chapeau : Cyp<text:span text:style-name="T5">rian Chailan </text:span><text:span text:style-name="T6">devenu un fana de formule 1 après avoir visionné l</text:span><text:span text:style-name="T7">a série documentaire </text:span><text:span text:style-name="T6">« drive to survive » </text:span><text:span text:style-name="T7">sortie en 2019.</text:span></text:p>
      <text:p text:style-name="P4">photo :</text:p>
      <text:p text:style-name="P4">date :</text:p>
      <text:list xml:id="list1560327111" text:style-name="L1">
        <text:list-item>
          <text:p text:style-name="P5">7 Avril 2004 Naissance à Montauban</text:p>
        </text:list-item>
        <text:list-item>
          <text:p text:style-name="P5">3 Juillet 2023 Obtention du Baccalauréat.</text:p>
        </text:list-item>
        <text:list-item>
          <text:p text:style-name="P5">31 juillet 2023 Obtention du permis B</text:p>
        </text:list-item>
      </text:list>
      <text:p text:style-name="P4">Texte :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5:02:59.727998923</meta:creation-date>
    <dc:date>2023-10-04T15:52:57.653878657</dc:date>
    <meta:editing-duration>PT4M2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9" meta:word-count="59" meta:character-count="308" meta:non-whitespace-character-count="258"/>
  </office:meta>
</office:document-meta>
</file>